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2DB17B7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Heading_20_1" style:list-style-name="L1"/>
    <style:style style:name="P5" style:family="paragraph" style:parent-style-name="Heading_20_2" style:list-style-name="L1"/>
    <style:style style:name="P6" style:family="paragraph" style:parent-style-name="Heading_20_2" style:list-style-name="L1"/>
    <style:style style:name="P7" style:family="paragraph" style:parent-style-name="Heading_20_2" style:list-style-name="L1"/>
    <style:style style:name="P8" style:family="paragraph" style:parent-style-name="Heading_20_2" style:list-style-name="L1"/>
    <style:style style:name="P9" style:family="paragraph" style:parent-style-name="Heading_20_2" style:list-style-name="L1"/>
    <style:style style:name="P10" style:family="paragraph" style:parent-style-name="Heading_20_2" style:list-style-name="L1"/>
    <style:style style:name="P11" style:family="paragraph" style:parent-style-name="Heading_20_2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4"/>
    <style:style style:name="P16" style:family="paragraph" style:parent-style-name="Text_20_body" style:list-style-name="L4"/>
    <style:style style:name="P17" style:family="paragraph" style:parent-style-name="Text_20_body" style:list-style-name="L4"/>
    <style:style style:name="P18" style:family="paragraph" style:parent-style-name="Text_20_body" style:list-style-name="L4"/>
    <style:style style:name="T1" style:family="text">
      <style:text-properties fo:font-weight="bol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2DB17B76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1F4FBE6C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onTitre">OrgisGIS : GeoView 3D</text:p>
      <text:p text:style-name="MonTitre">Project Overview</text:p>
      <text:p text:style-name="Text_20_body"/>
      <text:p text:style-name="P1">10/08/2007</text:p>
      <text:p text:style-name="Standard"/>
      <text:p text:style-name="Standard"/>
      <text:p text:style-name="Standard">GeoView3D est une extension de OrbisGIS. Elle permet de visualiser en trois dimensions des données issues de GDMS. Cette extension dépend fortement de GeoView2D.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s/>1 Spécifications du projet<text:tab/>1</text:p>
          <text:p text:style-name="P2"><text:s/>1.1 Intégration avec GeoView2D<text:tab/>2</text:p>
          <text:p text:style-name="P2"><text:s/>1.2 Affichage de sources de données<text:tab/>2</text:p>
          <text:p text:style-name="P2"><text:s/>1.3 Modèles Numériques de terrain<text:tab/>2</text:p>
          <text:p text:style-name="P2"><text:s/>1.4 Systèmes de coordonnées géographiques<text:tab/>2</text:p>
          <text:p text:style-name="P2"><text:s/>1.5 Gestion des styles<text:tab/>2</text:p>
          <text:p text:style-name="P2"><text:s/>1.6 Optimisation<text:tab/>3</text:p>
          <text:p text:style-name="P2"><text:s/>1.7 Raster<text:tab/>3</text:p>
        </text:index-body>
      </text:table-of-content>
      <text:p text:style-name="Standard"/>
      <text:p text:style-name="Standard"/>
      <text:p text:style-name="Standard"/>
      <text:list text:style-name="L1">
        <text:list-item>
          <text:h text:style-name="P4" text:outline-level="1">Spécifications du projet</text:h>
        </text:list-item>
      </text:list>
      <text:p text:style-name="Standard"/>
      <text:list text:style-name="L2">
        <text:list-item>
          <text:p text:style-name="P12">Intégration dans le cadre de GeoView2D</text:p>
        </text:list-item>
      </text:list>
      <text:list text:style-name="L3">
        <text:list-item>
          <text:p text:style-name="P13">Affichage de sources de données de GDMS (Données vectorielles)</text:p>
        </text:list-item>
      </text:list>
      <text:list text:style-name="L4">
        <text:list-item>
          <text:p text:style-name="P14">Affichage de modèles numériques de terrain (MNT)</text:p>
        </text:list-item>
        <text:list-item>
          <text:p text:style-name="P14">Gestion des Systèmes de coordonnées géographiques (CRS)</text:p>
        </text:list-item>
        <text:list-item>
          <text:p text:style-name="P14">Gestion des styles SLD et texturage des objets</text:p>
        </text:list-item>
        <text:list-item>
          <text:p text:style-name="P14">Optimisation, gestion de LOD (Level Of Details)</text:p>
        </text:list-item>
        <text:list-item>
          <text:p text:style-name="P14">Données Raster...</text:p>
        </text:list-item>
      </text:list>
      <text:p text:style-name="Standard"/>
      <text:p text:style-name="Standard"/>
      <text:list text:style-name="L1" text:continue-numbering="true">
        <text:list-item>
          <text:list text:continue-numbering="true">
            <text:list-item>
              <text:h text:style-name="P5" text:outline-level="2">Intégration avec GeoView2D</text:h>
            </text:list-item>
          </text:list>
        </text:list-item>
      </text:list>
      <text:p text:style-name="Text_20_body">Le plugin est intégré à GeoView2D. Il remplace simplement le panneau de visualisation 2D par un panneau de visualisation3D.</text:p>
      <text:p text:style-name="Text_20_body">L'utilisateur dispose d'un ensemble de couches (layer) chargées en mémoire. Ces couches contiennent, selon leur type, un accès à une datasource de type vectorielle ou raster.</text:p>
      <text:p text:style-name="Text_20_body">L'utilisateur peut dès lors afficher ou non les couches désirées en activant simplement une case à cocher.</text:p>
      <text:p text:style-name="Text_20_body">Statut : fonctionne. On peut encore mutualiser certaines classes (GeoView3DFrame et GeoView3DPanel) moyennant quelques petits changements dans geoView2D.</text:p>
      <text:p text:style-name="Standard"/>
      <text:list text:style-name="L1" text:continue-numbering="true">
        <text:list-item>
          <text:list text:continue-numbering="true">
            <text:list-item>
              <text:h text:style-name="P5" text:outline-level="2">Affichage de sources de données</text:h>
            </text:list-item>
          </text:list>
        </text:list-item>
      </text:list>
      <text:p text:style-name="Text_20_body">L'utilisateur doit pouvoir facilement afficher des sources de données vectorielles (datasources) provenant de GDMS.</text:p>
      <text:p text:style-name="Text_20_body">Statut : en cours</text:p>
      <text:p text:style-name="Text_20_body">Géométries supportées : Point, LineString, Polygon, MultiPoint, MultiLineString, MultiPolygon</text:p>
      <text:p text:style-name="Text_20_body">TODO : GeometryCollection et triangulation des polygones.</text:p>
      <text:p text:style-name="Standard"/>
      <text:list text:style-name="L1" text:continue-numbering="true">
        <text:list-item>
          <text:list text:continue-numbering="true">
            <text:list-item>
              <text:h text:style-name="P5" text:outline-level="2">Modèles Numériques de terrain</text:h>
            </text:list-item>
          </text:list>
        </text:list-item>
      </text:list>
      <text:p text:style-name="Text_20_body"><text:a xlink:type="simple" xlink:href="http://www.frontiernet.net/%7Eimaging/terrain_rendering.html" office:target-frame-name="_blank" xlink:show="new">http://www.frontiernet.net/~imaging/terrain_rendering.html</text:a></text:p>
      <text:p text:style-name="Text_20_body"><text:a xlink:type="simple" xlink:href="http://wwwvis.informatik.uni-stuttgart.de/javatevi/" office:target-frame-name="_blank" xlink:show="new">http://wwwvis.informatik.uni-stuttgart.de/javatevi/</text:a></text:p>
      <text:p text:style-name="Text_20_body">Il s'agit de représenter un terrain en trois dimensions, soit à partir d'une image en niveaux de gris, soit à partir d'un fichier asc...</text:p>
      <text:p text:style-name="Text_20_body">Etat : en cours d'investigation.</text:p>
      <text:p text:style-name="Standard"/>
      <text:list text:style-name="L1" text:continue-numbering="true">
        <text:list-item>
          <text:list text:continue-numbering="true">
            <text:list-item>
              <text:h text:style-name="P5" text:outline-level="2">Systèmes de coordonnées géographiques</text:h>
            </text:list-item>
          </text:list>
        </text:list-item>
      </text:list>
      <text:p text:style-name="Text_20_body">Le logiciel doit être compatible avec les systèmes de coordonnées géographiques. Dans GeoView2D c'est le streaming renderer de geotools qui s'occupe de ça, par l'intermédiaire des MapContext.</text:p>
      <text:p text:style-name="Text_20_body">Etat : En cours d'investigation</text:p>
      <text:p text:style-name="Standard"/>
      <text:list text:style-name="L1" text:continue-numbering="true">
        <text:list-item>
          <text:list text:continue-numbering="true">
            <text:list-item>
              <text:h text:style-name="P5" text:outline-level="2">Gestion des styles</text:h>
            </text:list-item>
          </text:list>
        </text:list-item>
      </text:list>
      <text:p text:style-name="Text_20_body">Le logiciel doit être compatible avec les feuilles de style SLD. Dans GeoView2D c'est le streaming renderer de geotools qui s'occupe de ça.</text:p>
      <text:p text:style-name="Text_20_body">Etat : En cours d'investigation</text:p>
      <text:p text:style-name="Standard"/>
      <text:list text:style-name="L1" text:continue-numbering="true">
        <text:list-item>
          <text:list text:continue-numbering="true">
            <text:list-item>
              <text:h text:style-name="P5" text:outline-level="2">Optimisation</text:h>
            </text:list-item>
          </text:list>
        </text:list-item>
      </text:list>
      <text:p text:style-name="Text_20_body">Le logiciel doit être optimiser afin d'améliorer les temps de calcul, la consommation de mémoire et la fluidité.</text:p>
      <text:p text:style-name="Text_20_body">Etat : implémentation d'un régulateur de frames pour améliorer la fluidité.</text:p>
      <text:p text:style-name="Text_20_body">TODO : tout le reste !</text:p>
      <text:p text:style-name="Standard"/>
      <text:list text:style-name="L1" text:continue-numbering="true">
        <text:list-item>
          <text:list text:continue-numbering="true">
            <text:list-item>
              <text:h text:style-name="P5" text:outline-level="2">Raster</text:h>
            </text:list-item>
          </text:list>
        </text:list-item>
      </text:list>
      <text:p text:style-name="Text_20_body">Que fait-on des raster ?? on met ça dans les modèles de terrain 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fo:keep-together="always" fo:keep-with-next="alway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start" style:justify-single-word="false" fo:keep-with-next="always"/>
      <style:text-properties style:font-name="Helvetica" fo:font-size="20pt" fo:font-weight="bold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MonTitre" style:family="paragraph" style:parent-style-name="Heading" style:class="text">
      <style:paragraph-properties fo:text-align="center" style:justify-single-word="false"/>
      <style:text-properties fo:font-size="20pt" fo:font-weight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uel</meta:initial-creator>
    <meta:creation-date>2007-08-10T11:18:58</meta:creation-date>
    <dc:creator>samuel</dc:creator>
    <dc:date>2007-08-14T14:14:21</dc:date>
    <dc:language>fr-FR</dc:language>
    <meta:editing-cycles>8</meta:editing-cycles>
    <meta:editing-duration>PT6H13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8" meta:word-count="395" meta:character-count="2741"/>
  </office:meta>
</office:document-meta>
</file>